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0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textarea-vertical-align="top" fo:min-height="3.625cm"/>
    </style:style>
    <style:style style:name="P1" style:family="paragraph">
      <loext:graphic-properties draw:fill-color="#ffffff"/>
    </style:style>
    <style:style style:name="P2" style:family="paragraph">
      <style:text-properties fo:color="#ed1c24"/>
    </style:style>
    <style:style style:name="P3" style:family="paragraph">
      <style:text-properties fo:font-size="2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fo:color="#ed1c24"/>
    </style:style>
    <style:style style:name="T2" style:family="text">
      <style:text-properties fo:color="#ff0000"/>
    </style:style>
    <style:style style:name="T3" style:family="text">
      <style:text-properties fo:font-size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fo:color="#ff0000" style:text-position="sub 58%"/>
    </style:style>
    <style:style style:name="T8" style:family="text">
      <style:text-properties style:font-name="DejaVu Sans3" style:font-name-asian="DejaVu Sans3" style:font-name-complex="DejaVu Sans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DejaVu Sans3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16" style:family="text">
      <style:text-properties style:text-position="sub 58%" style:font-name="DejaVu Sans" fo:font-size="24pt" fo:font-style="normal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17" style:family="text">
      <style:text-properties fo:font-size="22pt" fo:background-color="transparent" style:font-size-asian="32pt" style:font-size-complex="32pt"/>
    </style:style>
    <style:style style:name="T18" style:family="text">
      <style:text-properties fo:font-size="22pt" fo:font-weight="bold" fo:background-color="transparent" style:font-size-asian="32pt" style:font-weight-asian="bold" style:font-size-complex="32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0% 100%" style:font-name="DejaVu Sans" fo:font-size="24pt" fo:font-style="normal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21" style:family="text">
      <style:text-properties style:text-position="0% 100%" style:font-name="DejaVu Sans" fo:font-size="24pt" fo:font-style="normal" style:font-name-asian="DejaVu Sans3" style:font-size-asian="24pt" style:font-style-asian="normal" style:font-name-complex="DejaVu Sans3" style:font-size-complex="24pt" style:font-style-complex="normal"/>
    </style:style>
    <style:style style:name="T22" style:family="text">
      <style:text-properties style:text-position="0% 100%" style:font-name="DejaVu Sans" fo:font-size="24pt" fo:font-style="italic" style:font-name-asian="DejaVu Sans3" style:font-size-asian="24pt" style:font-style-asian="italic" style:font-name-complex="DejaVu Sans3" style:font-size-complex="24pt" style:font-style-complex="italic"/>
    </style:style>
    <style:style style:name="T23" style:family="text">
      <style:text-properties style:text-position="0% 100%" style:font-name="DejaVu Sans" fo:font-size="24pt" fo:font-style="normal" fo:font-weight="bold" style:font-name-asian="DejaVu Sans3" style:font-size-asian="24pt" style:font-style-asian="normal" style:font-weight-asian="bold" style:font-name-complex="DejaVu Sans3" style:font-size-complex="24pt" style:font-style-complex="normal" style:font-weight-complex="bold"/>
    </style:style>
    <style:style style:name="T24" style:family="text">
      <style:text-properties style:font-name="DejaVu Sans" fo:font-size="44pt" style:letter-kerning="true" style:font-size-asian="44pt" style:font-name-complex="Noto Sans Devanagari" style:font-size-complex="44pt"/>
    </style:style>
    <style:style style:name="T25" style:family="text">
      <style:text-properties style:font-name="DejaVu Sans3" fo:font-style="italic" style:font-name-asian="DejaVu Sans3" style:font-style-asian="italic" style:font-name-complex="DejaVu Sans3" style:font-style-complex="italic"/>
    </style:style>
    <style:style style:name="T26" style:family="text">
      <style:text-properties style:font-name="DejaVu Sans" fo:font-style="italic" style:font-name-asian="DejaVu Sans3" style:font-style-asian="italic" style:font-name-complex="DejaVu Sans3" style:font-style-complex="italic"/>
    </style:style>
    <style:style style:name="T27" style:family="text">
      <style:text-properties style:font-name="DejaVu Sans" fo:font-style="normal" fo:font-weight="bold" style:font-name-asian="DejaVu Sans3" style:font-style-asian="normal" style:font-weight-asian="bold" style:font-name-complex="DejaVu Sans3" style:font-style-complex="normal" style:font-weight-complex="bold"/>
    </style:style>
    <style:style style:name="T28" style:family="text">
      <style:text-properties style:font-name="DejaVu Sans" fo:font-style="italic" fo:font-weight="normal" style:font-name-asian="DejaVu Sans3" style:font-style-asian="italic" style:font-weight-asian="normal" style:font-name-complex="DejaVu Sans3" style:font-style-complex="italic" style:font-weight-complex="normal"/>
    </style:style>
    <style:style style:name="T29" style:family="text">
      <style:text-properties style:font-name="DejaVu Sans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30" style:family="text">
      <style:text-properties style:font-name="DejaVu Sans3" fo:font-style="normal" fo:font-weight="bold" style:font-name-asian="DejaVu Sans3" style:font-style-asian="normal" style:font-weight-asian="bold" style:font-name-complex="DejaVu Sans3" style:font-style-complex="normal" style:font-weight-complex="bold"/>
    </style:style>
    <style:style style:name="T31" style:family="text">
      <style:text-properties style:font-name="DejaVu Sans3" fo:font-style="normal" style:font-name-asian="DejaVu Sans3" style:font-style-asian="normal" style:font-name-complex="DejaVu Sans3" style:font-style-complex="normal"/>
    </style:style>
    <style:style style:name="T32" style:family="text">
      <style:text-properties fo:color="#ed1c24" style:font-name="DejaVu Sans" fo:font-size="44pt" style:letter-kerning="true" style:font-size-asian="44pt" style:font-name-complex="Noto Sans Devanagari" style:font-size-complex="44pt"/>
    </style:style>
    <style:style style:name="T33" style:family="text">
      <style:text-properties style:font-name="DejaVu Sans3" fo:font-style="normal" style:text-underline-style="none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34" style:family="text">
      <style:text-properties style:text-position="sub 58%" style:font-name="DejaVu Sans" fo:font-size="24pt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35" style:family="text">
      <style:text-properties style:text-position="0% 100%" style:font-name="DejaVu Sans" fo:font-size="24pt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3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9" style:family="text">
      <style:text-properties fo:color="#800080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4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800080" fo:font-style="italic" style:text-underline-style="none" fo:font-weight="normal" style:font-style-asian="italic" style:font-weight-asian="normal" style:font-style-complex="italic" style:font-weight-complex="normal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álculo de Combinadores SKI</text:p>
          </draw:text-box>
        </draw:frame>
        <draw:frame presentation:style-name="pr2" draw:text-style-name="P1" draw:layer="layout" svg:width="25.199cm" svg:height="11.047cm" svg:x="1.4cm" svg:y="3.685cm" presentation:class="subtitle" presentation:user-transformed="true">
          <draw:text-box>
            <text:p>Mateus Davi Simon</text:p>
            <text:p>Ricardo de Araujo Coelh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Históric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delo introduzido em … <text:span text:style-name="T2">falta fazer essa par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ógica Combinatór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binadores: funções de alta ordem</text:p>
                <text:p>I: identidade I(x) = x</text:p>
                <text:p/>
              </text:list-item>
              <text:list-item>
                <text:p>K: formador de constantes K(a, x) = a</text:p>
                <text:p/>
              </text:list-item>
              <text:list-item>
                <text:p>S: Operador de composição S(f, g)(x) = f(x, g(x))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3">Lógica Combinatória - Semântica</text:span></text:p>
          </draw:text-box>
        </draw:frame>
        <draw:frame presentation:style-name="pr4" draw:text-style-name="P4" draw:layer="layout" svg:width="25.199cm" svg:height="9.896cm" svg:x="1.4cm" svg:y="3.81cm" presentation:class="outline" presentation:user-transformed="true">
          <draw:text-box>
            <text:list text:style-name="L2">
              <text:list-item>
                <text:p text:style-name="P4"><text:span text:style-name="T4">Um </text:span><text:span text:style-name="T5">termo</text:span><text:span text:style-name="T4"> em lógica combinatória (CL-term) é:</text:span></text:p>
                <text:list>
                  <text:list-item>
                    <text:p text:style-name="P4"><text:span text:style-name="T4">Um átomo: uma váriavel ou uma constante atômica (incluindo S, K, I)</text:span></text:p>
                  </text:list-item>
                  <text:list-item>
                    <text:p text:style-name="P4"><text:span text:style-name="T4">Se X e Y são CL-terms então (X Y) também é.</text:span></text:p>
                    <text:p text:style-name="P4"><text:span text:style-name="T4"/></text:p>
                  </text:list-item>
                </text:list>
              </text:list-item>
              <text:list-item>
                <text:p text:style-name="P4"><text:span text:style-name="T5">Termos fechados</text:span><text:span text:style-name="T4">: termo que não contém variáveis;</text:span></text:p>
              </text:list-item>
              <text:list-item>
                <text:p text:style-name="P4"><text:span text:style-name="T6">Combinador</text:span><text:span text:style-name="T4">: termo cujo únicos átomos são só combinadores básicos (S, K, I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mplos de CL-terms:</text:p>
                <text:list>
                  <text:list-item>
                    <text:p>((S(KS))K)<text:tab/><text:tab/><text:tab/><text:tab/><text:tab/>- Combinador</text:p>
                  </text:list-item>
                  <text:list-item>
                    <text:p>(S(K<text:span text:style-name="T2">v</text:span><text:span text:style-name="T7">0</text:span>))((SK)K))<text:tab/><text:tab/><text:tab/>- <text:span text:style-name="T2">Não combinador</text:span>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plicações se associam a esquerda:</text:p>
                <text:list>
                  <text:list-item>
                    <text:p>SKK <text:span text:style-name="T8">≡</text:span> ((SK)K)</text:p>
                  </text:list-item>
                </text:list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dução frac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alquer termo <text:span text:style-name="T9">I</text:span><text:span text:style-name="T10">X, </text:span><text:span text:style-name="T9">K</text:span><text:span text:style-name="T10">XY, </text:span><text:span text:style-name="T9">S</text:span><text:span text:style-name="T10">XYZ são chamados </text:span><text:span text:style-name="T11">redex</text:span><text:span text:style-name="T12"> (fraco). Contraindo uma ocorrência de um redex fraco num termo </text:span><text:span text:style-name="T11">U</text:span><text:span text:style-name="T12"> significa substituir as ocorrências:</text:span></text:p>
                <text:list>
                  <text:list-item>
                    <text:p><text:span text:style-name="T13">I</text:span><text:span text:style-name="T12">X <text:s text:c="10"/>por X,</text:span></text:p>
                  </text:list-item>
                  <text:list-item>
                    <text:p><text:span text:style-name="T13">K</text:span><text:span text:style-name="T12">XY</text:span><text:span text:style-name="T12"><text:tab/></text:span><text:span text:style-name="T12"> <text:s text:c="5"/>por X,</text:span></text:p>
                  </text:list-item>
                  <text:list-item>
                    <text:p><text:span text:style-name="T13">S</text:span><text:span text:style-name="T12">XYZ <text:s text:c="4"/>XZ(YZ).</text:span></text:p>
                  </text:list-item>
                </text:list>
              </text:list-item>
              <text:list-item>
                <text:p><text:span text:style-name="T12">Forma normal: quando um termo não possui </text:span><text:span text:style-name="T11">redex, </text:span><text:span text:style-name="T12">todo CL-term possui no máximo uma forma normal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3">S</text:span><text:span text:style-name="T14">(</text:span><text:span text:style-name="T13">K</text:span><text:span text:style-name="T14">x)</text:span><text:span text:style-name="T13">I</text:span><text:span text:style-name="T14">z </text:span><text:span text:style-name="T14"><text:tab/></text:span><text:span text:style-name="T15">⊳</text:span><text:span text:style-name="T16">w </text:span><text:span text:style-name="T14"><text:s/></text:span><text:span text:style-name="T13">K</text:span><text:span text:style-name="T12">xz(</text:span><text:span text:style-name="T13">I</text:span><text:span text:style-name="T12">z)</text:span></text:p>
              </text:list-item>
              <text:list-item>
                <text:p><text:span text:style-name="T13">K</text:span><text:span text:style-name="T12">xz(</text:span><text:span text:style-name="T13">I</text:span><text:span text:style-name="T12">z) </text:span><text:span text:style-name="T12"><text:tab/></text:span><text:span text:style-name="T15">⊳</text:span><text:span text:style-name="T16">w <text:s text:c="2"/></text:span><text:span text:style-name="T12">x(</text:span><text:span text:style-name="T13">I</text:span><text:span text:style-name="T12">z)</text:span></text:p>
              </text:list-item>
              <text:list-item>
                <text:p><text:span text:style-name="T13">x</text:span><text:span text:style-name="T12">(</text:span><text:span text:style-name="T13">I</text:span><text:span text:style-name="T12">z)</text:span><text:span text:style-name="T12"><text:tab/></text:span><text:span text:style-name="T12"><text:tab/></text:span><text:span text:style-name="T15">⊳</text:span><text:span text:style-name="T16">w </text:span><text:span text:style-name="T12"><text:s/>xz</text:span><text:span text:style-name="T12"><text:tab/></text:span><text:span text:style-name="T12"><text:tab/></text:span><text:span text:style-name="T12"><text:tab/></text:span><text:span text:style-name="T12">(forma normal)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V()</text:p>
                <text:list>
                  <text:list-item>
                    <text:p>O conjunto de todas as variáveis que ocorrem em Y é chamado de FV(Y).<text:line-break/><text:span text:style-name="T17">(Nos CL-termos, todas as ocorrências de uma variável são livres, porque não há λ para ligá-las.)</text:span></text:p>
                  </text:list-item>
                  <text:list-item>
                    <text:p><text:span text:style-name="T17">Ex:</text:span></text:p>
                    <text:list>
                      <text:list-item>
                        <text:p><text:span text:style-name="T17">Y ≡ </text:span><text:span text:style-name="T18">K</text:span><text:span text:style-name="T17">(x</text:span><text:span text:style-name="T18">S</text:span><text:span text:style-name="T17">)((x</text:span><text:span text:style-name="T18">S</text:span><text:span text:style-name="T17">yz)(</text:span><text:span text:style-name="T18">I</text:span><text:span text:style-name="T17">x)).</text:span></text:p>
                      </text:list-item>
                      <text:list-item>
                        <text:p><text:span text:style-name="T17">FV(Y) = {x, y, z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stituição</text:p>
                <text:list>
                  <text:list-item>
                    <text:p>[<text:span text:style-name="T19">U</text:span>/x]Y é definido como o resultado da substituição por <text:span text:style-name="T19">U</text:span> de todas as ocorrências de x em Y, isso é:<text:line-break/></text:p>
                    <text:list>
                      <text:list-item>
                        <text:p>[<text:span text:style-name="T19">U</text:span>/x]x <text:span text:style-name="T8">≡</text:span> <text:span text:style-name="T19">U</text:span>,</text:p>
                      </text:list-item>
                      <text:list-item>
                        <text:p>[<text:span text:style-name="T19">U</text:span>/x]a <text:span text:style-name="T8">≡</text:span> a <text:s text:c="8"/>para átomos a <text:span text:style-name="T8">≢</text:span> x,</text:p>
                      </text:list-item>
                      <text:list-item>
                        <text:p>[<text:span text:style-name="T19">U</text:span>/x](<text:span text:style-name="T19">VW</text:span>) <text:span text:style-name="T8">≡</text:span> ([<text:span text:style-name="T19">U</text:span>/x]<text:span text:style-name="T19">V</text:span> [<text:span text:style-name="T19">V</text:span>/x]<text:span text:style-name="T19">W</text:span><text:span text:style-name="T14">)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Definiçõ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bstração em CL</text:p>
                <text:list>
                  <text:list-item>
                    <text:p>Pode-se definir um CL-termo chamado ‘[x].<text:span text:style-name="T19">M</text:span><text:span text:style-name="T14">’ para qualquer x e </text:span><text:span text:style-name="T19">M</text:span><text:span text:style-name="T14">, com a seguinte propriedade:</text:span><text:span text:style-name="T14"><text:line-break/></text:span><text:span text:style-name="T14"><text:tab/></text:span><text:span text:style-name="T14"><text:tab/></text:span><text:span text:style-name="T14"><text:tab/></text:span><text:span text:style-name="T14">([x].</text:span><text:span text:style-name="T19">M</text:span><text:span text:style-name="T14">) </text:span><text:span text:style-name="T19">N</text:span><text:span text:style-name="T14"> <text:s/></text:span><text:span text:style-name="T15">⊳</text:span><text:span text:style-name="T16">w <text:s/></text:span><text:span text:style-name="T20"><text:s/></text:span><text:span text:style-name="T21">[</text:span><text:span text:style-name="T22">N</text:span><text:span text:style-name="T21">/x] </text:span><text:span text:style-name="T22">M</text:span><text:span text:style-name="T22"><text:line-break/></text:span><text:span text:style-name="T22"/></text:p>
                  </text:list-item>
                  <text:list-item>
                    <text:p><text:span text:style-name="T21">Assim, o termo [x].</text:span><text:span text:style-name="T22">M</text:span><text:span text:style-name="T21"> se aproxima do λx.</text:span><text:span text:style-name="T22">M</text:span><text:span text:style-name="T21">. Na eliminação de abstração se torna uma combinação de </text:span><text:span text:style-name="T23">I</text:span><text:span text:style-name="T21">’s, </text:span><text:span text:style-name="T23">K</text:span><text:span text:style-name="T21">’s, </text:span><text:span text:style-name="T23">S</text:span><text:span text:style-name="T21">’s e partes de </text:span><text:span text:style-name="T22">M</text:span><text:span text:style-name="T21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625cm" svg:x="1.4cm" svg:y="0.53cm" presentation:class="title" presentation:user-transformed="true">
          <draw:text-box>
            <text:p text:style-name="P6"><text:span text:style-name="T24">Remoção de abstração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3">
              <text:list-item>
                <text:p><text:span text:style-name="T14"><text:s/></text:span><text:span text:style-name="T14">[x].</text:span><text:span text:style-name="T19">M </text:span><text:span text:style-name="T25">≡</text:span><text:span text:style-name="T26"> </text:span><text:span text:style-name="T27">K</text:span><text:span text:style-name="T28">M <text:s text:c="23"/></text:span><text:span text:style-name="T29">se x </text:span><text:span text:style-name="T15">∉</text:span><text:span text:style-name="T29"> FV</text:span><text:span text:style-name="T28">(M);</text:span><text:span text:style-name="T28"><text:line-break/></text:span><text:span text:style-name="T28"/></text:p>
              </text:list-item>
              <text:list-item>
                <text:p><text:span text:style-name="T14"><text:s/></text:span><text:span text:style-name="T14">[x].x </text:span><text:span text:style-name="T25">≡ </text:span><text:span text:style-name="T30">I</text:span><text:span text:style-name="T15">;</text:span><text:span text:style-name="T15"><text:line-break/></text:span><text:span text:style-name="T15"/></text:p>
              </text:list-item>
              <text:list-item>
                <text:p><text:span text:style-name="T14"><text:s/></text:span><text:span text:style-name="T14">[x].</text:span><text:span text:style-name="T19">U</text:span><text:span text:style-name="T14">x </text:span><text:span text:style-name="T31">≡ </text:span><text:span text:style-name="T25">U <text:s text:c="25"/></text:span><text:span text:style-name="T31">se x </text:span><text:span text:style-name="T15">∉</text:span><text:span text:style-name="T29"> FV(</text:span><text:span text:style-name="T28">U</text:span><text:span text:style-name="T29">);</text:span><text:span text:style-name="T29"><text:line-break/></text:span><text:span text:style-name="T29"/></text:p>
              </text:list-item>
              <text:list-item>
                <text:p><text:span text:style-name="T14"><text:s/></text:span><text:span text:style-name="T14">[x].</text:span><text:span text:style-name="T19">UV</text:span><text:span text:style-name="T14"> </text:span><text:span text:style-name="T25">≡ </text:span><text:span text:style-name="T30">S</text:span><text:span text:style-name="T31">([x].</text:span><text:span text:style-name="T25">U</text:span><text:span text:style-name="T31">)([x].</text:span><text:span text:style-name="T25">V</text:span><text:span text:style-name="T31">) <text:s text:c="5"/>se (a) e (b) não se aplicam.</text:span></text:p>
              </text:list-item>
            </text:list>
            <text:list text:style-name="L2">
              <text:list-header>
                <text:p/>
                <text:list>
                  <text:list-header>
                    <text:p/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2" draw:layer="layout" svg:width="25.199cm" svg:height="3.625cm" svg:x="1.4cm" svg:y="0.13cm" presentation:class="title" presentation:user-transformed="true">
          <draw:text-box>
            <text:p text:style-name="P6"><text:span text:style-name="T32">Exemplos de remoção de abstraçã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4"/></text:p>
              </text:list-header>
            </text:list>
            <text:list text:style-name="L2">
              <text:list-header>
                <text:p/>
                <text:list>
                  <text:list-header>
                    <text:p/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Teorema</text:span>: </text:p>
                <text:list>
                  <text:list-item>
                    <text:p text:style-name="P7">As regras de remoção de abstração permitem construir [x].<text:span text:style-name="T19">M</text:span> para qualquer <text:span text:style-name="T19">M </text:span><text:span text:style-name="T14">e x, tal que [x].</text:span><text:span text:style-name="T19">M</text:span><text:span text:style-name="T14"> não contenha x, e para todo </text:span><text:span text:style-name="T19">N</text:span><text:span text:style-name="T14">:</text:span><text:span text:style-name="T14"><text:line-break/></text:span><text:span text:style-name="T14"><text:line-break/></text:span><text:span text:style-name="T14"> <text:s text:c="11"/>([x].</text:span><text:span text:style-name="T19">M</text:span><text:span text:style-name="T14">) </text:span><text:span text:style-name="T19">N</text:span><text:span text:style-name="T14"> <text:s text:c="2"/></text:span><text:span text:style-name="T33">⊳</text:span><text:span text:style-name="T34">w</text:span><text:span text:style-name="T14"> <text:s text:c="2"/>[</text:span><text:span text:style-name="T19">N</text:span><text:span text:style-name="T14">/x]</text:span><text:span text:style-name="T19">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or inducão em <text:span text:style-name="T19">M</text:span></text:p>
                <text:list>
                  <text:list-header>
                    <text:p><text:span text:style-name="T14">Mostrar que [x]M está sempre definido e não contém x, e que:</text:span><text:span text:style-name="T14"><text:line-break/></text:span><text:span text:style-name="T14"> <text:s text:c="35"/>([x].M)x <text:s text:c="2"/></text:span><text:span text:style-name="T33">⊳</text:span><text:span text:style-name="T34">w <text:s text:c="4"/></text:span><text:span text:style-name="T35">M</text:span><text:span text:style-name="T35"><text:line-break/></text:span><text:span text:style-name="T35"/></text:p>
                  </text:list-header>
                  <text:list-item>
                    <text:p><text:span text:style-name="T36">Hipotese indutiva</text:span><text:span text:style-name="T12">: assumir que para qualquer subtermo </text:span><text:span text:style-name="T11">N</text:span><text:span text:style-name="T12"> de </text:span><text:span text:style-name="T11">M</text:span><text:span text:style-name="T12"> existe ‘[x].</text:span><text:span text:style-name="T11">N</text:span><text:span text:style-name="T12">’ que não contenha x</text:span><text:span text:style-name="T11">;</text:span></text:p>
                  </text:list-item>
                  <text:list-item>
                    <text:p><text:span text:style-name="T36">Base:</text:span></text:p>
                    <text:list>
                      <text:list-item>
                        <text:p><text:span text:style-name="T37">Caso </text:span><text:span text:style-name="T38">M ≡ </text:span><text:span text:style-name="T37">x, a regra (b) se aplica:</text:span><text:span text:style-name="T37"><text:line-break/></text:span><text:span text:style-name="T37"><text:tab/></text:span><text:span text:style-name="T37"><text:tab/></text:span><text:span text:style-name="T37"><text:tab/></text:span><text:span text:style-name="T37"><text:tab/></text:span><text:span text:style-name="T37">([x].</text:span><text:span text:style-name="T39">x</text:span><text:span text:style-name="T37">)x ≡ </text:span><text:span text:style-name="T40">I</text:span><text:span text:style-name="T41">x</text:span><text:span text:style-name="T37"> </text:span><text:span text:style-name="T33">⊳</text:span><text:span text:style-name="T34">w </text:span><text:span text:style-name="T37"><text:s/></text:span><text:span text:style-name="T39">x</text:span><text:span text:style-name="T37"><text:line-break/></text:span><text:span text:style-name="T37"/></text:p>
                      </text:list-item>
                      <text:list-item>
                        <text:p><text:span text:style-name="T37">Caso M é um átomo e M </text:span><text:span text:style-name="T33">≢</text:span><text:span text:style-name="T37"> x, (a) se aplica:</text:span><text:span text:style-name="T37"><text:line-break/></text:span><text:span text:style-name="T37"><text:tab/></text:span><text:span text:style-name="T37"><text:tab/></text:span><text:span text:style-name="T37"><text:tab/></text:span><text:span text:style-name="T37"><text:tab/></text:span><text:span text:style-name="T37">([x].</text:span><text:span text:style-name="T39">M</text:span><text:span text:style-name="T37">)x ≡ <text:s/></text:span><text:span text:style-name="T40">K</text:span><text:span text:style-name="T37">Mx </text:span><text:span text:style-name="T33">⊳</text:span><text:span text:style-name="T34">w </text:span><text:span text:style-name="T37"><text:s text:c="2"/></text:span><text:span text:style-name="T39">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r inducão em <text:span text:style-name="T19">M</text:span></text:p>
                <text:list>
                  <text:list-item>
                    <text:p><text:span text:style-name="T37">Prova da indução, caso </text:span><text:span text:style-name="T38">M</text:span><text:span text:style-name="T37"> </text:span><text:span text:style-name="T38">≡</text:span><text:span text:style-name="T37"> </text:span><text:span text:style-name="T38">UV</text:span></text:p>
                    <text:list>
                      <text:list-item>
                        <text:p><text:span text:style-name="T42">x </text:span><text:span text:style-name="T43">∉</text:span><text:span text:style-name="T42"> FV(</text:span><text:span text:style-name="T44">M</text:span><text:span text:style-name="T42">), então (a) se aplica também:</text:span><text:span text:style-name="T42"><text:line-break/></text:span><text:span text:style-name="T42"><text:tab/></text:span><text:span text:style-name="T42"><text:tab/></text:span><text:span text:style-name="T42"><text:tab/></text:span><text:span text:style-name="T37">([x].</text:span><text:span text:style-name="T39">M</text:span><text:span text:style-name="T37">)x </text:span><text:span text:style-name="T38">≡</text:span><text:span text:style-name="T37"> <text:s/></text:span><text:span text:style-name="T40">K</text:span><text:span text:style-name="T38">M</text:span><text:span text:style-name="T37">x <text:s/></text:span><text:span text:style-name="T33">⊳</text:span><text:span text:style-name="T34">w</text:span><text:span text:style-name="T37"> <text:s/></text:span><text:span text:style-name="T45">M</text:span><text:span text:style-name="T37"><text:line-break/></text:span><text:span text:style-name="T37"/></text:p>
                      </text:list-item>
                      <text:list-item>
                        <text:p><text:span text:style-name="T37">x </text:span><text:span text:style-name="T46">∉</text:span><text:span text:style-name="T37"> FV(</text:span><text:span text:style-name="T38">U</text:span><text:span text:style-name="T37">) e </text:span><text:span text:style-name="T38">V</text:span><text:span text:style-name="T37"> </text:span><text:span text:style-name="T38">≡</text:span><text:span text:style-name="T37"> x, então se aplica (c):</text:span><text:span text:style-name="T37"><text:line-break/></text:span><text:span text:style-name="T37"><text:tab/></text:span><text:span text:style-name="T37"><text:tab/></text:span><text:span text:style-name="T37"><text:tab/></text:span><text:span text:style-name="T37">([x].</text:span><text:span text:style-name="T45">M</text:span><text:span text:style-name="T37">)x </text:span><text:span text:style-name="T38">≡</text:span><text:span text:style-name="T37"> ([x].</text:span><text:span text:style-name="T45">U</text:span><text:span text:style-name="T39">x</text:span><text:span text:style-name="T37">)x </text:span><text:span text:style-name="T38">≡</text:span><text:span text:style-name="T37"> </text:span><text:span text:style-name="T38">U</text:span><text:span text:style-name="T37">x </text:span><text:span text:style-name="T38">≡</text:span><text:span text:style-name="T37"> </text:span><text:span text:style-name="T45">M</text:span><text:span text:style-name="T37"><text:line-break/></text:span><text:span text:style-name="T37"/></text:p>
                      </text:list-item>
                      <text:list-item>
                        <text:p><text:span text:style-name="T37">Nenhum dos casos acima, então se aplica (d):</text:span><text:span text:style-name="T37"><text:line-break/></text:span><text:span text:style-name="T37"><text:tab/></text:span><text:span text:style-name="T37">([x].</text:span><text:span text:style-name="T45">M</text:span><text:span text:style-name="T37">)x </text:span><text:span text:style-name="T38">≡</text:span><text:span text:style-name="T37"> </text:span><text:span text:style-name="T40">S</text:span><text:span text:style-name="T37">([x].</text:span><text:span text:style-name="T38">U</text:span><text:span text:style-name="T37">)([x].</text:span><text:span text:style-name="T38">V</text:span><text:span text:style-name="T37">)x <text:s/></text:span><text:span text:style-name="T33">⊳</text:span><text:span text:style-name="T34">w </text:span><text:span text:style-name="T37"><text:s/></text:span><text:span text:style-name="T38">UV</text:span><text:span text:style-name="T37"> </text:span><text:span text:style-name="T38">≡</text:span><text:span text:style-name="T37"> </text:span><text:span text:style-name="T45">M</text:span><text:span text:style-name="T37"><text:line-break/></text:span><text:span text:style-name="T3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  <text:list>
                  <text:list-header>
                    <text:p><text:span text:style-name="T47">****</text:span>Em contraste com λx, [x] <text:span text:style-name="T2">não</text:span> faz parte de sistema formal de termos;</text:p>
                    <text:p><text:s/>[x].<text:span text:style-name="T19">M</text:span> é definido na metateoria por indução em <text:span text:style-name="T19">M</text:span><text:span text:style-name="T14">, </text:span>e é construído com <text:span text:style-name="T9">I</text:span>, <text:span text:style-name="T9">K</text:span>, <text:span text:style-name="T9">S</text:span>, e partes de <text:span text:style-name="T19">M</text:span>.<text:line-break/></text:p>
                  </text:list-header>
                  <text:list-item>
                    <text:p>Em outras palavras, [x].M é uma forma abreviada de representar um CL-termo (composto por <text:span text:style-name="T13">I</text:span><text:span text:style-name="T12">,</text:span><text:span text:style-name="T13">K</text:span><text:span text:style-name="T12">,</text:span><text:span text:style-name="T13">S</text:span><text:span text:style-name="T12">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3:50:41.800377803</meta:creation-date>
    <dc:date>2018-06-09T03:49:16.445728065</dc:date>
    <meta:editing-duration>PT1H25M12S</meta:editing-duration>
    <meta:editing-cycles>24</meta:editing-cycles>
    <meta:generator>LibreOffice/5.1.6.2$Linux_X86_64 LibreOffice_project/10m0$Build-2</meta:generator>
    <dc:creator>ricardo </dc:creator>
    <meta:document-statistic meta:object-count="89"/>
  </office:meta>
</office:document-meta>
</file>